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rray size</text:p>
          </table:table-cell>
          <table:table-cell table:style-name="ce1" office:value-type="string" calcext:value-type="string">
            <text:p>traditional vec</text:p>
          </table:table-cell>
          <table:table-cell table:style-name="ce1" office:value-type="string" calcext:value-type="string">
            <text:p>array-to-vecto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1.471835" calcext:value-type="float">
            <text:p>1.47</text:p>
          </table:table-cell>
          <table:table-cell table:style-name="ce1" office:value-type="float" office:value="0.855773" calcext:value-type="float">
            <text:p>0.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8.919007" calcext:value-type="float">
            <text:p>8.92</text:p>
          </table:table-cell>
          <table:table-cell table:style-name="ce1" office:value-type="float" office:value="2.862644" calcext:value-type="float">
            <text:p>2.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number-columns-repeated="2" table:style-name="ce1" office:value-type="float" office:value="11.837808" calcext:value-type="float">
            <text:p>11.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0" calcext:value-type="float">
            <text:p>100000000</text:p>
          </table:table-cell>
          <table:table-cell table:style-name="ce1" office:value-type="float" office:value="513.214568" calcext:value-type="float">
            <text:p>513.21</text:p>
          </table:table-cell>
          <table:table-cell table:style-name="ce1" office:value-type="float" office:value="182.745605" calcext:value-type="float">
            <text:p>182.75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1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00:00:02.946816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7T11:01:28.931190078</dc:date>
    <meta:editing-duration>PT5M38S</meta:editing-duration>
    <meta:editing-cycles>7</meta:editing-cycles>
    <meta:generator>LibreOffice/4.1.3.2$Linux_X86_64 LibreOffice_project/410m0$Build-2</meta:generator>
    <dc:creator>Jules Gosnell</dc:cre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442cm" svg:y="3.955cm" style:legend-expansion="high" chart:style-name="ch2"/>
        <chart:plot-area chart:style-name="ch3" table:cell-range-address="Sheet1.B1:Sheet1.D5" chart:data-source-has-labels="both" svg:x="1.331cm" svg:y="0.855cm" svg:width="10.471cm" svg:height="6.99cm">
          <chartooo:coordinate-region svg:x="2.614cm" svg:y="1.055cm" svg:width="8.353cm" svg:height="6.143cm"/>
          <chart:axis chart:dimension="x" chart:name="primary-x" chart:style-name="ch4" chartooo:axis-type="auto">
            <chartooo:date-scale/>
            <chart:title svg:x="5.808cm" svg:y="8.025cm" chart:style-name="ch5">
              <text:p>array size</text:p>
            </chart:title>
            <chart:categories table:cell-range-address="Sheet1.B2:Sheet1.B5"/>
          </chart:axis>
          <chart:axis chart:dimension="y" chart:name="primary-y" chart:style-name="ch6">
            <chart:title svg:x="0.451cm" svg:y="4.778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vec</text:p>
                <draw:g>
                  <svg:desc>Sheet1.C1:Sheet1.C1</svg:desc>
                </draw:g>
              </table:table-cell>
              <table:table-cell office:value-type="string">
                <text:p>array-to-vecto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B2:Sheet1.B5</svg:desc>
                </draw:g>
              </table:table-cell>
              <table:table-cell office:value-type="float" office:value="1.471835">
                <text:p>1.471835</text:p>
                <draw:g>
                  <svg:desc>Sheet1.C2:Sheet1.C5</svg:desc>
                </draw:g>
              </table:table-cell>
              <table:table-cell office:value-type="float" office:value="0.855773">
                <text:p>0.855773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919007">
                <text:p>8.919007</text:p>
              </table:table-cell>
              <table:table-cell office:value-type="float" office:value="2.862644">
                <text:p>2.86264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.837808">
                <text:p>11.837808</text:p>
              </table:table-cell>
              <table:table-cell office:value-type="float" office:value="11.837808">
                <text:p>11.83780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13.214568">
                <text:p>513.214568</text:p>
              </table:table-cell>
              <table:table-cell office:value-type="float" office:value="182.745605">
                <text:p>182.745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